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ariabl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ata representation that possess a location in memory</text:p>
              </text:list-item>
              <text:list-item>
                <text:p>Name and location are fixed, it stores data</text:p>
              </text:list-item>
              <text:list-item>
                <text:p>Data chan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amples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ariabl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ain building block of a program</text:p>
              </text:list-item>
              <text:list-item>
                <text:p>Its data might change</text:p>
              </text:list-item>
              <text:list-item>
                <text:p>They have different typ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imitive Data Typ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</text:p>
              </text:list-item>
              <text:list-item>
                <text:p>Char</text:p>
              </text:list-item>
              <text:list-item>
                <text:p>Bool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lex Typ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ring</text:p>
              </text:list-item>
              <text:list-item>
                <text:p>List/Map, etc.</text:p>
              </text:list-item>
              <text:list-item>
                <text:p>Class/functions</text:p>
              </text:list-item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perator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ase operations +, -, *, /, %</text:p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aten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ing string together</text:p>
              </text:list-item>
              <text:list-item>
                <text:p>Str and i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asting and built-i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ariables can be “cast” to other types</text:p>
                <text:list>
                  <text:list-item>
                    <text:p>int(), char(), float(), str()</text:p>
                  </text:list-item>
                </text:list>
              </text:list-item>
              <text:list-item>
                <text:p>Python possess many built-in “functions”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ips and Trick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 comments to define logic (#)</text:p>
              </text:list-item>
              <text:list-item>
                <text:p>Start small</text:p>
              </text:list-item>
              <text:list-item>
                <text:p>Do not repeat yourself</text:p>
              </text:list-item>
              <text:list-item>
                <text:p>Keep it simple</text:p>
              </text:list-item>
              <text:list-item>
                <text:p>Test of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3DT7H21M1S</meta:editing-duration>
    <meta:editing-cycles>14</meta:editing-cycles>
    <meta:generator>LibreOffice/6.0.7.3$Linux_X86_64 LibreOffice_project/00m0$Build-3</meta:generator>
    <dc:title>Bright Blue</dc:title>
    <dc:date>2023-02-12T19:55:04.326652974</dc:date>
    <meta:document-statistic meta:object-count="62"/>
  </office:meta>
</office:document-meta>
</file>